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ce1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string">
            <text:p>23/0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string">
            <text:p>30/03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string">
            <text:p>30/03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11-04">
            <text:p>11/04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string">
            <text:p>21/04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string">
            <text:p>28/04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string">
            <text:p>28/04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ce4" office:value-type="string">
            <text:p>13/05/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ce4" office:value-type="string">
            <text:p>18/05/13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table:style-name="ce2" office:value-type="string">
            <text:p>Visual Story Mapping de la aplicación René</text:p>
          </table:table-cell>
          <table:table-cell office:value-type="string">
            <text:p>18/05/13</text:p>
          </table:table-cell>
          <table:table-cell table:style-name="ce4" office:value-type="float" office:value="90">
            <text:p>90</text:p>
          </table:table-cell>
          <table:table-cell table:style-name="ce2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Releer y contestar preguntas sobre articulo de integración continua</text:p>
          </table:table-cell>
          <table:table-cell table:style-name="ce4" office:value-type="string">
            <text:p>19/05/13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 style:data-style-name="N2" text:time-value="0000-00-00T20:55:1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9T20:57:30</dc:date>
    <dc:creator>Facundo </dc:creator>
    <meta:editing-duration>PT16H30M52S</meta:editing-duration>
    <meta:editing-cycles>26</meta:editing-cycles>
    <meta:generator>LibreOffice/3.6$Linux_x86 LibreOffice_project/360m1$Build-2</meta:generator>
    <meta:document-statistic meta:table-count="1" meta:cell-count="66" meta:object-count="0"/>
  </office:meta>
</office:document-meta>
</file>